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6cm"/>
    </style:style>
    <style:style style:name="co2" style:family="table-column">
      <style:table-column-properties fo:break-before="auto" style:column-width="13.813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782cm"/>
    </style:style>
    <style:style style:name="co7" style:family="table-column">
      <style:table-column-properties fo:break-before="auto" style:column-width="1.757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62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Libellé</text:p>
          </table:table-cell>
          <table:table-cell office:value-type="string">
            <text:p>Type</text:p>
          </table:table-cell>
          <table:table-cell table:style-name="Default" office:value-type="string">
            <text:p>PB base</text:p>
          </table:table-cell>
          <table:table-cell table:style-name="Default" office:value-type="string">
            <text:p>PD base</text:p>
          </table:table-cell>
          <table:table-cell table:style-name="Default" office:value-type="string">
            <text:p>EmpBless</text:p>
          </table:table-cell>
          <table:table-cell office:value-type="string">
            <text:p>Aptitude</text:p>
          </table:table-cell>
          <table:table-cell office:value-type="string">
            <text:p>Bonus</text:p>
          </table:table-cell>
          <table:table-cell office:value-type="string">
            <text:p>Page</text:p>
          </table:table-cell>
          <table:table-cell table:style-name="ce1" office:value-type="string">
            <text:p>Modif carac</text:p>
          </table:table-cell>
          <table:table-cell/>
        </table:table-row>
        <table:table-row table:style-name="ro1">
          <table:table-cell office:value-type="string">
            <text:p>monde sauvage</text:p>
          </table:table-cell>
          <table:table-cell office:value-type="string">
            <text:p>Un monde dépourvu de civilisation où les plus forts survivent.</text:p>
          </table:table-cell>
          <table:table-cell office:value-type="string">
            <text:p>MS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D</text:p>
          </table:table-cell>
          <table:table-cell office:value-type="string">
            <text:p>The Old Ways</text:p>
          </table:table-cell>
          <table:table-cell office:value-type="float" office:value="32">
            <text:p>32</text:p>
          </table:table-cell>
          <table:table-cell office:value-type="string">
            <text:p>+FOR, +END, -INF</text:p>
          </table:table-cell>
          <table:table-cell/>
        </table:table-row>
        <table:table-row table:style-name="ro1">
          <table:table-cell office:value-type="string">
            <text:p>monde forge</text:p>
          </table:table-cell>
          <table:table-cell office:value-type="string">
            <text:p>Monde dirigé par le Mechanicus tourné vers la technologie.</text:p>
          </table:table-cell>
          <table:table-cell office:value-type="string">
            <text:p>MF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INT</text:p>
          </table:table-cell>
          <table:table-cell office:value-type="string">
            <text:p>Omnissiah Chosen</text:p>
          </table:table-cell>
          <table:table-cell office:value-type="float" office:value="34">
            <text:p>34</text:p>
          </table:table-cell>
          <table:table-cell office:value-type="string">
            <text:p>+INT, +END, -SOC</text:p>
          </table:table-cell>
          <table:table-cell/>
        </table:table-row>
        <table:table-row table:style-name="ro1">
          <table:table-cell office:value-type="string">
            <text:p>haute naissance</text:p>
          </table:table-cell>
          <table:table-cell office:value-type="string">
            <text:p>Milieu aisé de l'aristocratie impériale.</text:p>
          </table:table-cell>
          <table:table-cell office:value-type="string">
            <text:p>H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OC</text:p>
          </table:table-cell>
          <table:table-cell office:value-type="string">
            <text:p>Breeding Counts</text:p>
          </table:table-cell>
          <table:table-cell office:value-type="float" office:value="36">
            <text:p>36</text:p>
          </table:table-cell>
          <table:table-cell office:value-type="string">
            <text:p>+SOC, +INF, -END</text:p>
          </table:table-cell>
          <table:table-cell/>
        </table:table-row>
        <table:table-row table:style-name="ro2">
          <table:table-cell office:value-type="string">
            <text:p>monde ruche</text:p>
          </table:table-cell>
          <table:table-cell office:value-type="string">
            <text:p>Monde à la population massive, composé de cité-ruches remplies de gangs</text:p>
          </table:table-cell>
          <table:table-cell office:value-type="string">
            <text:p>M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PER</text:p>
          </table:table-cell>
          <table:table-cell table:style-name="ce2" office:value-type="string">
            <text:p>Teeming Masses in Metal Mountains</text:p>
          </table:table-cell>
          <table:table-cell office:value-type="float" office:value="38">
            <text:p>38</text:p>
          </table:table-cell>
          <table:table-cell office:value-type="string">
            <text:p>+AGI, +PER, -FM</text:p>
          </table:table-cell>
          <table:table-cell/>
        </table:table-row>
        <table:table-row table:style-name="ro1">
          <table:table-cell office:value-type="string">
            <text:p>monde saint</text:p>
          </table:table-cell>
          <table:table-cell office:value-type="string">
            <text:p>Monde gouverné par l'Ecclesiarchie où la dévotion à l'Empereur est forte</text:p>
          </table:table-cell>
          <table:table-cell office:value-type="string">
            <text:p>M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M</text:p>
          </table:table-cell>
          <table:table-cell table:style-name="ce2" office:value-type="string">
            <text:p>Faith in the Creed</text:p>
          </table:table-cell>
          <table:table-cell office:value-type="float" office:value="40">
            <text:p>40</text:p>
          </table:table-cell>
          <table:table-cell office:value-type="string">
            <text:p>+SOC, +FM, -PER</text:p>
          </table:table-cell>
          <table:table-cell/>
        </table:table-row>
        <table:table-row table:style-name="ro2">
          <table:table-cell office:value-type="string">
            <text:p>enfant du vide</text:p>
          </table:table-cell>
          <table:table-cell office:value-type="string">
            <text:p>Ceux qui sont nés et ont vécu dans les vaisseaux et stations spatiales</text:p>
          </table:table-cell>
          <table:table-cell office:value-type="string">
            <text:p>EV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INT</text:p>
          </table:table-cell>
          <table:table-cell table:style-name="ce2" office:value-type="string">
            <text:p>Child of the Dark</text:p>
          </table:table-cell>
          <table:table-cell office:value-type="float" office:value="42">
            <text:p>42</text:p>
          </table:table-cell>
          <table:table-cell office:value-type="string">
            <text:p>+INT, +FM, -FOR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style-name="ce3"/>
          <table:table-cell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3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3"/>
          <table:table-cell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/11/2016</text:date>, <text:time>19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Alcoolo</meta:initial-creator>
    <meta:creation-date>2016-11-27T19:40:45.58</meta:creation-date>
    <dc:date>2016-11-27T19:56:36.43</dc:date>
    <dc:creator>Pedro Alcoolo</dc:creator>
    <meta:editing-duration>PT15M48S</meta:editing-duration>
    <meta:editing-cycles>16</meta:editing-cycles>
    <meta:generator>OpenOffice/4.1.1$Win32 OpenOffice.org_project/411m6$Build-9775</meta:generator>
    <meta:document-statistic meta:table-count="3" meta:cell-count="70" meta:object-count="0"/>
  </office:meta>
</office:document-meta>
</file>